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09_01-56-41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09_02-15-20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09_02-15-28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09_08-05-09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09_09-36-25_000.jpg</text:p>
          </table:table-cell>
          <table:table-cell table:style-name="ce20" office:value-type="string">
            <text:p>:m #*# RES / JVEMV6 64#140-7.2 / 『煙草問屋扱方一件他』 / w=葉煙草壱斤～指引右同断 / p.~ / topic=~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#*# RES / JVEMV6 64#140-7.2 / 『煙草問屋扱方一件他』 / w=葉煙草壱斤～指引右同断 / p.~ / topic=~,other=~">
            <text:p>:m #*# RES / JVEMV6 64#140-7.2 / 『煙草問屋扱方一件他』 / w=葉煙草壱斤～指引右同断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09_11-24-04_000.jpg</text:p>
          </table:table-cell>
          <table:table-cell table:style-name="ce20" office:value-type="string">
            <text:p>:m RES 1*2 / free# JVEMV6 68#_151:1 / 68. theoretical-physics(tp) / w=(D`=U`^(-1)*M`*U`),topics=エルミート行列(eman),other=~,s=~,i=~,doc=r-9-1~11.1#9.1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2 / free# JVEMV6 68#_151:1 / 68. theoretical-physics(tp) / w=(D`=U`^(-1)*M`*U`),topics=エルミート行列(eman),other=~,s=~,i=~,doc=r-9-1~11.1#9.1">
            <text:p>:m RES 1*2 / free# JVEMV6 68#_151:1 / 68. theoretical-physics(tp) / w=(D`=U`^(-1)*M`*U`),topics=エルミート行列(eman),other=~,s=~,i=~,doc=r-9-1~11.1#9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09_11-24-23_000.jpg</text:p>
          </table:table-cell>
          <table:table-cell table:style-name="ce20" office:value-type="string">
            <text:p>:m RES 2*2 / free# JVEMV6 68#_151:1 / 68. theoretical-physics(tp) / w=~,topics=エルミート行列(eman),other=q+:正規行列の、部分行列。は、正規か？,s=~,i=~,doc=r-9-1~11.1#9.1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2 / free# JVEMV6 68#_151:1 / 68. theoretical-physics(tp) / w=~,topics=エルミート行列(eman),other=q+:正規行列の、部分行列。は、正規か？,s=~,i=~,doc=r-9-1~11.1#9.1">
            <text:p>:m RES 2*2 / free# JVEMV6 68#_151:1 / 68. theoretical-physics(tp) / w=~,topics=エルミート行列(eman),other=q+:正規行列の、部分行列。は、正規か？,s=~,i=~,doc=r-9-1~11.1#9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09_12-33-34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09_14-16-37_000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09_14-17-35_000.jpg</text:p>
          </table:table-cell>
          <table:table-cell table:style-name="ce20" office:value-type="string">
            <text:p><text:s/>:m 東和 PHOTO / 220107f / 高島町駅 / ブリシア高島町 / １名（電気の相番で、斎藤健二さん） / 川瀬メンテナンス（大旺新洋） / 日誌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東和 PHOTO / 220107f / 高島町駅 / ブリシア高島町 / １名（電気の相番で、斎藤健二さん） / 川瀬メンテナンス（大旺新洋） / 日誌">
            <text:p><text:s/>:m 東和 PHOTO / 220107f / 高島町駅 / ブリシア高島町 / １名（電気の相番で、斎藤健二さん） / 川瀬メンテナンス（大旺新洋） / 日誌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09_16-36-04_000.jpg</text:p>
          </table:table-cell>
          <table:table-cell table:style-name="ce20" office:value-type="string">
            <text:p>:m RES 1*2 / free# JVEMV6 68#_151:2 / 68. theoretical-physics(tp) / w=反エルミート行列,topics=エルミート行列(eman),other=q+:複素数λが純虚数。共役と反数は、等しいか？:(λ^(*)=-λ),s=~,i=~,doc=r-9-1~11.1#9.1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1*2 / free# JVEMV6 68#_151:2 / 68. theoretical-physics(tp) / w=反エルミート行列,topics=エルミート行列(eman),other=q+:複素数λが純虚数。共役と反数は、等しいか？:(λ^(*)=-λ),s=~,i=~,doc=r-9-1~11.1#9.1">
            <text:p>:m RES 1*2 / free# JVEMV6 68#_151:2 / 68. theoretical-physics(tp) / w=反エルミート行列,topics=エルミート行列(eman),other=q+:複素数λが純虚数。共役と反数は、等しいか？:(λ^(*)=-λ),s=~,i=~,doc=r-9-1~11.1#9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09_16-36-23_000.jpg</text:p>
          </table:table-cell>
          <table:table-cell table:style-name="ce20" office:value-type="string">
            <text:p>:m RES 2*2 / free# JVEMV6 68#_151:2 / 68. theoretical-physics(tp) / w=反エルミート行列,topics=エルミート行列(eman),other=~,s=~,i=~,doc=r-9-1~11.1#9.1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2*2 / free# JVEMV6 68#_151:2 / 68. theoretical-physics(tp) / w=反エルミート行列,topics=エルミート行列(eman),other=~,s=~,i=~,doc=r-9-1~11.1#9.1">
            <text:p>:m RES 2*2 / free# JVEMV6 68#_151:2 / 68. theoretical-physics(tp) / w=反エルミート行列,topics=エルミート行列(eman),other=~,s=~,i=~,doc=r-9-1~11.1#9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09_17-19-22_000.jpg</text:p>
          </table:table-cell>
          <table:table-cell table:style-name="ce20" office:value-type="string">
            <text:p>:m #*# RES / JVEMV6 64#140-7.2 / 『煙草問屋扱方一件他』 / w=杜秤懸方～相渡可申事 / p.~ / topic=~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#*# RES / JVEMV6 64#140-7.2 / 『煙草問屋扱方一件他』 / w=杜秤懸方～相渡可申事 / p.~ / topic=~,other=~">
            <text:p>:m #*# RES / JVEMV6 64#140-7.2 / 『煙草問屋扱方一件他』 / w=杜秤懸方～相渡可申事 / p.~ / 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09_19-46-50_000.jpg</text:p>
          </table:table-cell>
          <table:table-cell table:style-name="ce20" office:value-type="string">
            <text:p><text:s/>:PHOTO 面白いもの / 記録用 / occasion=雪が降った,loc=宮前平公園南側：大通りの角にあるマンション,other=雪が残っている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PHOTO 面白いもの / 記録用 / occasion=雪が降った,loc=宮前平公園南側：大通りの角にあるマンション,other=雪が残っている">
            <text:p><text:s/>:PHOTO 面白いもの / 記録用 / occasion=雪が降った,loc=宮前平公園南側：大通りの角にあるマンション,other=雪が残っている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2-01-09_19-46-55_000.jpg</text:p>
          </table:table-cell>
          <table:table-cell table:style-name="ce20" office:value-type="string">
            <text:p><text:s/>:PHOTO 面白いもの / 記録用 / occasion=雪が降った,loc=宮前平公園南側：大通りの角にあるマンション,other=雪が残っている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PHOTO 面白いもの / 記録用 / occasion=雪が降った,loc=宮前平公園南側：大通りの角にあるマンション,other=雪が残っている">
            <text:p><text:s/>:PHOTO 面白いもの / 記録用 / occasion=雪が降った,loc=宮前平公園南側：大通りの角にあるマンション,other=雪が残っている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5" office:value-type="string">
            <text:p>2022-01-09_19-47-21_000.jpg</text:p>
          </table:table-cell>
          <table:table-cell table:style-name="ce20" office:value-type="string">
            <text:p><text:s/>:PHOTO 面白いもの / 記録用 / occasion=雪が降った,loc=宮前平公園南側：大通りの角にあるマンション,other=雪が残っている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 :PHOTO 面白いもの / 記録用 / occasion=雪が降った,loc=宮前平公園南側：大通りの角にあるマンション,other=雪が残っている">
            <text:p><text:s/>:PHOTO 面白いもの / 記録用 / occasion=雪が降った,loc=宮前平公園南側：大通りの角にあるマンション,other=雪が残っている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5" office:value-type="string">
            <text:p>2022-01-09_19-47-24_000.jpg</text:p>
          </table:table-cell>
          <table:table-cell table:style-name="ce20" office:value-type="string">
            <text:p><text:s/>:PHOTO 面白いもの / 記録用 / occasion=雪が降った,loc=宮前平公園南側：大通りの角にあるマンション,other=雪が残っている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 :PHOTO 面白いもの / 記録用 / occasion=雪が降った,loc=宮前平公園南側：大通りの角にあるマンション,other=雪が残っている">
            <text:p><text:s/>:PHOTO 面白いもの / 記録用 / occasion=雪が降った,loc=宮前平公園南側：大通りの角にあるマンション,other=雪が残っている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5" office:value-type="string">
            <text:p>2022-01-09_19-55-17_000.jpg</text:p>
          </table:table-cell>
          <table:table-cell table:style-name="ce20" office:value-type="string">
            <text:p><text:s/>:PHOTO 面白いもの / 記録用 / occasion=雪が降った,loc=宮前図書館：南側：T字路：東側にあるマンション,other=雪が残っている</text:p>
          </table:table-cell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 :PHOTO 面白いもの / 記録用 / occasion=雪が降った,loc=宮前図書館：南側：T字路：東側にあるマンション,other=雪が残っている">
            <text:p><text:s/>:PHOTO 面白いもの / 記録用 / occasion=雪が降った,loc=宮前図書館：南側：T字路：東側にあるマンション,other=雪が残っている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5" office:value-type="string">
            <text:p>2022-01-09_19-55-20_000.jpg</text:p>
          </table:table-cell>
          <table:table-cell table:style-name="ce20" office:value-type="string">
            <text:p><text:s/>:PHOTO 面白いもの / 記録用 / occasion=雪が降った,loc=宮前図書館：南側：T字路：東側にあるマンション,other=雪が残っている</text:p>
          </table:table-cell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 :PHOTO 面白いもの / 記録用 / occasion=雪が降った,loc=宮前図書館：南側：T字路：東側にあるマンション,other=雪が残っている">
            <text:p><text:s/>:PHOTO 面白いもの / 記録用 / occasion=雪が降った,loc=宮前図書館：南側：T字路：東側にあるマンション,other=雪が残っている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5" office:value-type="string">
            <text:p>2022-01-09_19-55-34_000.jpg</text:p>
          </table:table-cell>
          <table:table-cell table:style-name="ce20" office:value-type="string">
            <text:p><text:s/>:PHOTO 面白いもの / 記録用 / occasion=雪が降った,loc=宮前図書館：南側：T字路：東側にあるマンション,other=雪が残っている</text:p>
          </table:table-cell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 :PHOTO 面白いもの / 記録用 / occasion=雪が降った,loc=宮前図書館：南側：T字路：東側にあるマンション,other=雪が残っている">
            <text:p><text:s/>:PHOTO 面白いもの / 記録用 / occasion=雪が降った,loc=宮前図書館：南側：T字路：東側にあるマンション,other=雪が残っている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5" office:value-type="string">
            <text:p>2022-01-09_20-45-13_000.jpg</text:p>
          </table:table-cell>
          <table:table-cell table:style-name="ce19" office:value-type="string">
            <text:p><text:s/>:m 食べた物 </text:p>
          </table:table-cell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1-09_18-06-04_000.mp4</text:p>
          </table:table-cell>
          <table:table-cell table:style-name="ce19" office:value-type="string">
            <text:p>:VIDEO / @自室 / 記録 / jap.flute / 演奏、play / R=1 / todays-melody,genr=~,for=~,Re+,other=~;sounds:~</text:p>
          </table:table-cell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string" office:string-value=":VIDEO / @自室 / 記録 / jap.flute / 演奏、play / R=1 / todays-melody,genr=~,for=~,Re+,other=~;sounds:~">
            <text:p>:VIDEO / @自室 / 記録 / jap.flute / 演奏、play / R=1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1-09_18-30-44_000.mp4</text:p>
          </table:table-cell>
          <table:table-cell table:style-name="ce19" office:value-type="string">
            <text:p>:VIDEO / @自室 / 記録 / jap.flute / 演奏、play / R=2 / todays-melody,genr=~,for=~,Re+,other=~;sounds:~</text:p>
          </table:table-cell>
          <table:table-cell table:style-name="ce19"/>
          <table:table-cell table:style-name="ce5"/>
          <table:table-cell table:style-name="ce5"/>
          <table:table-cell table:style-name="ce40" table:formula="of:=IF([.E24]=&quot;&quot;;[.C24];CONCATENATE([.C24];&quot; / &quot;;[.E24]))" office:value-type="string" office:string-value=":VIDEO / @自室 / 記録 / jap.flute / 演奏、play / R=2 / todays-melody,genr=~,for=~,Re+,other=~;sounds:~">
            <text:p>:VIDEO / @自室 / 記録 / jap.flute / 演奏、play / R=2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2022-01-09_18-33-03_000.mp4</text:p>
          </table:table-cell>
          <table:table-cell table:style-name="ce12" office:value-type="string">
            <text:p>:VIDEO / @自室 / 記録 / jap.flute / 演奏、play / R=3 / todays-melody,genr=~,for=~,Re+,other=~;sounds:~</text:p>
          </table:table-cell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string" office:string-value=":VIDEO / @自室 / 記録 / jap.flute / 演奏、play / R=3 / todays-melody,genr=~,for=~,Re+,other=~;sounds:~">
            <text:p>:VIDEO / @自室 / 記録 / jap.flute / 演奏、play / R=3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 office:value-type="string">
            <text:p>2022-01-09_18-36-05_000.mp4</text:p>
          </table:table-cell>
          <table:table-cell table:style-name="ce21" office:value-type="string">
            <text:p>:VIDEO / @自室 / 記録 / jap.flute / 演奏、play / R=4 / todays-melody,genr=~,for=~,Re+,other=~;sounds:~</text:p>
          </table:table-cell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string" office:string-value=":VIDEO / @自室 / 記録 / jap.flute / 演奏、play / R=4 / todays-melody,genr=~,for=~,Re+,other=~;sounds:~">
            <text:p>:VIDEO / @自室 / 記録 / jap.flute / 演奏、play / R=4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2-01-09_18-52-17_000.mp4</text:p>
          </table:table-cell>
          <table:table-cell table:style-name="ce21" office:value-type="string">
            <text:p>:VIDEO / @自室 / 記録 / jap.flute / 演奏、play / R=5 / todays-melody,genr=~,for=~,Re+,other=~;sounds:~</text:p>
          </table:table-cell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string" office:string-value=":VIDEO / @自室 / 記録 / jap.flute / 演奏、play / R=5 / todays-melody,genr=~,for=~,Re+,other=~;sounds:~">
            <text:p>:VIDEO / @自室 / 記録 / jap.flute / 演奏、play / R=5 / todays-melody,genr=~,for=~,Re+,other=~;sounds: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2-01-09_18-58-09_000.mp4</text:p>
          </table:table-cell>
          <table:table-cell table:style-name="ce19" office:value-type="string">
            <text:p>:VIDEO / @自室 / 記録 / jap.flute-bamboo / 演奏、play / R=1 / genr=todays-melody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string" office:string-value=":VIDEO / @自室 / 記録 / jap.flute-bamboo / 演奏、play / R=1 / genr=todays-melody,Re+,other=~">
            <text:p>:VIDEO / @自室 / 記録 / jap.flute-bamboo / 演奏、play / R=1 / genr=todays-melody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 office:value-type="string">
            <text:p>2022-01-09_19-00-13_000.mp4</text:p>
          </table:table-cell>
          <table:table-cell table:style-name="ce19" office:value-type="string">
            <text:p>:VIDEO / @自室 / 記録 / jap.flute-bamboo / 演奏、play / R=2 / genr=todays-melody,Re+,other=~</text:p>
          </table:table-cell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string" office:string-value=":VIDEO / @自室 / 記録 / jap.flute-bamboo / 演奏、play / R=2 / genr=todays-melody,Re+,other=~">
            <text:p>:VIDEO / @自室 / 記録 / jap.flute-bamboo / 演奏、play / R=2 / genr=todays-melody,Re+,other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27">
            <text:p>27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2022/01/10</text:date>, <text:time>00:31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0T00:31:39.93</dc:date>
    <dc:creator>iwabuchi ken</dc:creator>
    <meta:editing-duration>P41DT20H19M13S</meta:editing-duration>
    <meta:editing-cycles>14190</meta:editing-cycles>
    <meta:document-statistic meta:table-count="1" meta:cell-count="477" meta:object-count="0"/>
    <meta:user-defined meta:name="qrichtext">1</meta:user-defined>
  </office:meta>
</office:document-meta>
</file>